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a1" style:family="table">
      <style:table-properties style:width="17cm" table:align="left"/>
    </style:style>
    <style:style style:name="Tabla1.A" style:family="table-column">
      <style:table-column-properties style:column-width="9.615cm"/>
    </style:style>
    <style:style style:name="Tabla1.B" style:family="table-column">
      <style:table-column-properties style:column-width="1.457cm"/>
    </style:style>
    <style:style style:name="Tabla1.C" style:family="table-column">
      <style:table-column-properties style:column-width="5.928cm"/>
    </style:style>
    <style:style style:name="Tabla1.A1" style:family="table-cell">
      <style:table-cell-properties style:vertical-align="middle" fo:padding="0.049cm" fo:border="none"/>
    </style:style>
    <style:style style:name="P1" style:family="paragraph" style:parent-style-name="Heading_20_2">
      <style:text-properties fo:font-weight="bold"/>
    </style:style>
    <style:style style:name="P2" style:family="paragraph" style:parent-style-name="Heading_20_3">
      <style:text-properties fo:font-weight="bold"/>
    </style:style>
    <style:style style:name="P3" style:family="paragraph" style:parent-style-name="Preformatted_20_Text">
      <style:paragraph-properties fo:margin-top="0cm" fo:margin-bottom="0.499cm" style:contextual-spacing="false"/>
    </style:style>
    <style:style style:name="P4" style:family="paragraph" style:parent-style-name="Table_20_Contents">
      <style:paragraph-properties fo:margin-top="0cm" fo:margin-bottom="0.499cm" style:contextual-spacing="false"/>
    </style:style>
    <style:style style:name="P5" style:family="paragraph" style:parent-style-name="Text_20_body" style:list-style-name="L1"/>
    <style:style style:name="P6" style:family="paragraph" style:parent-style-name="Text_20_body" style:list-style-name="L2"/>
    <style:style style:name="P7" style:family="paragraph" style:parent-style-name="Text_20_body">
      <style:paragraph-properties fo:margin-top="0cm" fo:margin-bottom="0cm" style:contextual-spacing="false"/>
    </style:style>
    <style:style style:name="P8" style:family="paragraph" style:parent-style-name="Text_20_body">
      <style:paragraph-properties fo:margin-left="0cm" fo:margin-right="0cm" fo:text-indent="0cm" style:auto-text-indent="false"/>
    </style:style>
    <style:style style:name="P9" style:family="paragraph" style:parent-style-name="Text_20_body">
      <style:text-properties fo:font-weight="bold"/>
    </style:style>
    <style:style style:name="P10" style:family="paragraph" style:parent-style-name="Text_20_body" style:list-style-name="L3"/>
    <style:style style:name="P11" style:family="paragraph" style:parent-style-name="Text_20_body" style:list-style-name="L4"/>
    <style:style style:name="P12" style:family="paragraph" style:parent-style-name="Text_20_body" style:list-style-name="L5"/>
    <style:style style:name="P13" style:family="paragraph" style:parent-style-name="Text_20_body" style:list-style-name="L6"/>
    <style:style style:name="T1" style:family="text">
      <style:text-properties fo:font-weight="bold"/>
    </style:style>
    <style:style style:name="T2" style:family="text">
      <style:text-properties fo:font-style="italic"/>
    </style:style>
    <style:style style:name="T3" style:family="text">
      <style:text-properties officeooo:rsid="00101358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pan text:style-name="T1">Gestión de Servicios y Tareas en Linux con </text:span><text:span text:style-name="Source_20_Text"><text:span text:style-name="T1">systemd</text:span></text:span></text:h>
      <text:h text:style-name="P1" text:outline-level="2">Introducción a systemd</text:h>
      <text:p text:style-name="Text_20_body"><text:span text:style-name="Source_20_Text">systemd</text:span> es un sistema y gestor de inicialización para sistemas operativos Linux. Es el primer proceso que se inicia al arrancar el sistema (PID 1) y es responsable de arrancar y gestionar todos los demás procesos, servicios y recursos del sistema.</text:p>
      <text:h text:style-name="P2" text:outline-level="3">¿Qué son los "units"?</text:h>
      <text:p text:style-name="Text_20_body">En <text:span text:style-name="Source_20_Text">systemd</text:span>, una <text:span text:style-name="T1">unidad</text:span> (<text:span text:style-name="T2">unit</text:span>) representa un recurso del sistema que puede ser gestionado por <text:span text:style-name="Source_20_Text">systemd</text:span>. Existen diferentes tipos de unidades, identificadas por su extensión:</text:p>
      <text:list text:style-name="L1">
        <text:list-item>
          <text:p text:style-name="P5"><text:span text:style-name="Source_20_Text">.service</text:span>: Define un servicio (daemon) que puede iniciarse, detenerse o reiniciarse.</text:p>
        </text:list-item>
        <text:list-item>
          <text:p text:style-name="P5"><text:span text:style-name="Source_20_Text">.socket</text:span>: Representa un socket de comunicación (por ejemplo, un puerto TCP/UDP), usado generalmente junto a <text:span text:style-name="Source_20_Text">.service</text:span> para activación bajo demanda.</text:p>
        </text:list-item>
        <text:list-item>
          <text:p text:style-name="P5"><text:span text:style-name="Source_20_Text">.mount</text:span>: Describe un punto de montaje del sistema de archivos.</text:p>
        </text:list-item>
        <text:list-item>
          <text:p text:style-name="P5"><text:span text:style-name="Source_20_Text">.timer</text:span>: Define un temporizador que programa la ejecución de otro unit (generalmente un <text:span text:style-name="Source_20_Text">.service</text:span>) en intervalos regulares o fechas específicas.</text:p>
        </text:list-item>
        <text:list-item>
          <text:p text:style-name="P5"><text:span text:style-name="Source_20_Text">.target</text:span>: Similar a los runlevels tradicionales, agrupan unidades para definir estados del sistema (ej: <text:span text:style-name="Source_20_Text">multi-user.target</text:span>, <text:span text:style-name="Source_20_Text">graphical.target</text:span>).</text:p>
        </text:list-item>
      </text:list>
      <text:p text:style-name="Horizontal_20_Line"/>
      <text:h text:style-name="P1" text:outline-level="2">Ejercicio Práctico: Configuración de Servicio, Montaje Automático y Backup Diario</text:h>
      <text:h text:style-name="P2" text:outline-level="3">Objetivo del Ejercicio</text:h>
      <text:list text:style-name="L2">
        <text:list-item>
          <text:p text:style-name="P6">Crear un servicio que:</text:p>
          <text:list>
            <text:list-item>
              <text:p text:style-name="P6">Abra el puerto <text:span text:style-name="Source_20_Text">6789</text:span> usando <text:span text:style-name="Source_20_Text">ncat</text:span>.</text:p>
            </text:list-item>
            <text:list-item>
              <text:p text:style-name="P6">Devuelva la salida de <text:span text:style-name="Source_20_Text">hostnamectl</text:span> cuando se conecte un cliente.</text:p>
            </text:list-item>
          </text:list>
        </text:list-item>
        <text:list-item>
          <text:p text:style-name="P6">Crear un sistema de montaje automático mediante un archivo <text:span text:style-name="Source_20_Text">.mount</text:span>:</text:p>
          <text:list>
            <text:list-item>
              <text:p text:style-name="P6">Un fichero en formato <text:span text:style-name="Source_20_Text">ext4</text:span> montado automáticamente en <text:span text:style-name="Source_20_Text">/loop</text:span>.</text:p>
            </text:list-item>
          </text:list>
        </text:list-item>
        <text:list-item>
          <text:p text:style-name="P6">Programar un backup diario a las 10:30 AM del contenido de <text:span text:style-name="Source_20_Text">/loop</text:span> usando un <text:span text:style-name="Source_20_Text">.timer</text:span>.</text:p>
        </text:list-item>
      </text:list>
      <text:p text:style-name="Horizontal_20_Line"/>
      <text:h text:style-name="P1" text:outline-level="2"><text:soft-page-break/>Paso 1: Crear el Fichero Ext4 y Montarlo con un .mount</text:h>
      <text:h text:style-name="P2" text:outline-level="3">Crear un fichero vacío y formatearlo como ext4</text:h>
      <text:p text:style-name="P8"/>
      <text:p text:style-name="Preformatted_20_Text"><text:span text:style-name="Source_20_Text">sudo dd if=/dev/zero of=/opt/loop.img bs=1M count=100</text:span></text:p>
      <text:p text:style-name="P3"><text:span text:style-name="Source_20_Text">sudo mkfs.ext4 /opt/loop.img</text:span></text:p>
      <text:h text:style-name="P2" text:outline-level="3">Crear el directorio de montaje</text:h>
      <text:p text:style-name="P8"/>
      <text:p text:style-name="P3"><text:span text:style-name="Source_20_Text">sudo mkdir /loop</text:span></text:p>
      <text:h text:style-name="Heading_20_3" text:outline-level="3"><text:span text:style-name="T1">Crear el archivo </text:span><text:span text:style-name="Source_20_Text"><text:span text:style-name="T1">/etc/systemd/system/loop.mount</text:span></text:span></text:h>
      <text:p text:style-name="P8"/>
      <text:p text:style-name="Preformatted_20_Text"><text:span text:style-name="Source_20_Text">[Unit]</text:span></text:p>
      <text:p text:style-name="Preformatted_20_Text"><text:span text:style-name="Source_20_Text">Description=Loopback Mount for /loop</text:span></text:p>
      <text:p text:style-name="Preformatted_20_Text"/>
      <text:p text:style-name="Preformatted_20_Text"><text:span text:style-name="Source_20_Text">[Mount]</text:span></text:p>
      <text:p text:style-name="Preformatted_20_Text"><text:span text:style-name="Source_20_Text">What=/opt/loop.img</text:span></text:p>
      <text:p text:style-name="Preformatted_20_Text"><text:span text:style-name="Source_20_Text">Where=/loop</text:span></text:p>
      <text:p text:style-name="Preformatted_20_Text"><text:span text:style-name="Source_20_Text">Type=ext4</text:span></text:p>
      <text:p text:style-name="Preformatted_20_Text"><text:span text:style-name="Source_20_Text">Options=loop,noatime</text:span></text:p>
      <text:p text:style-name="Preformatted_20_Text"/>
      <text:p text:style-name="Preformatted_20_Text"><text:span text:style-name="Source_20_Text">[Install]</text:span></text:p>
      <text:p text:style-name="P3"><text:span text:style-name="Source_20_Text">WantedBy=local-fs.target</text:span></text:p>
      <text:p text:style-name="P9">Explicación:</text:p>
      <text:list text:style-name="L3">
        <text:list-item>
          <text:p text:style-name="P10"><text:span text:style-name="Source_20_Text">What</text:span>: Ruta al fichero que se va a montar.</text:p>
        </text:list-item>
        <text:list-item>
          <text:p text:style-name="P10"><text:span text:style-name="Source_20_Text">Where</text:span>: Directorio donde se montará.</text:p>
        </text:list-item>
        <text:list-item>
          <text:p text:style-name="P10"><text:span text:style-name="Source_20_Text">Type</text:span>: Sistema de archivos.</text:p>
        </text:list-item>
        <text:list-item>
          <text:p text:style-name="P10"><text:span text:style-name="Source_20_Text">Options</text:span>: Opciones adicionales (<text:span text:style-name="Source_20_Text">loop</text:span> indica que es un loop device, <text:span text:style-name="Source_20_Text">noatime</text:span> mejora rendimiento).</text:p>
        </text:list-item>
      </text:list>
      <text:h text:style-name="P2" text:outline-level="3">Habilitar y arrancar el mount</text:h>
      <text:p text:style-name="P8"/>
      <text:p text:style-name="Preformatted_20_Text"><text:span text:style-name="Source_20_Text">sudo systemctl daemon-reload</text:span></text:p>
      <text:p text:style-name="P3"><text:span text:style-name="Source_20_Text">sudo systemctl enable loop.mount --now</text:span></text:p>
      <text:p text:style-name="Horizontal_20_Line"/>
      <text:h text:style-name="Heading_20_2" text:outline-level="2"><text:span text:style-name="T1">Paso 2: Crear el Servicio con </text:span><text:span text:style-name="Source_20_Text"><text:span text:style-name="T1">ncat</text:span></text:span><text:span text:style-name="T1"> y </text:span><text:span text:style-name="Source_20_Text"><text:span text:style-name="T1">hostnamectl</text:span></text:span></text:h>
      <text:h text:style-name="Heading_20_3" text:outline-level="3"><text:span text:style-name="T1">Crear el script </text:span><text:span text:style-name="Source_20_Text"><text:span text:style-name="T1">/usr/local/bin/hostname-server.sh</text:span></text:span></text:h>
      <text:p text:style-name="P8"/>
      <text:p text:style-name="Preformatted_20_Text"><text:soft-page-break/><text:span text:style-name="Source_20_Text">#!/bin/</text:span><text:span text:style-name="Source_20_Text"><text:span text:style-name="T3">bash</text:span></text:span></text:p>
      <text:p text:style-name="Preformatted_20_Text"/>
      <text:p text:style-name="Preformatted_20_Text"><text:span text:style-name="Source_20_Text">while true; do</text:span></text:p>
      <text:p text:style-name="Preformatted_20_Text"><text:span text:style-name="Source_20_Text"><text:s text:c="4"/>echo "Starting ncat server on port 6789..."</text:span></text:p>
      <text:p text:style-name="Preformatted_20_Text"><text:span text:style-name="Source_20_Text"><text:s text:c="4"/>ncat -l</text:span><text:span text:style-name="Source_20_Text"><text:span text:style-name="T3">k</text:span></text:span><text:span text:style-name="Source_20_Text"> -p 6789 -</text:span><text:span text:style-name="Source_20_Text"><text:span text:style-name="T3">e /usr/bin/hostnamectl</text:span></text:span></text:p>
      <text:p text:style-name="P3"><text:span text:style-name="Source_20_Text">done</text:span></text:p>
      <text:h text:style-name="P2" text:outline-level="3">Dar permisos de ejecución</text:h>
      <text:p text:style-name="P8"/>
      <text:p text:style-name="P3"><text:span text:style-name="Source_20_Text">sudo chmod +x /usr/local/bin/hostname-server.sh</text:span></text:p>
      <text:h text:style-name="Heading_20_3" text:outline-level="3"><text:span text:style-name="T1">Crear el archivo de servicio </text:span><text:span text:style-name="Source_20_Text"><text:span text:style-name="T1">/etc/systemd/system/hostname-server.service</text:span></text:span></text:h>
      <text:p text:style-name="P8"/>
      <text:p text:style-name="Preformatted_20_Text"><text:span text:style-name="Source_20_Text">[Unit]</text:span></text:p>
      <text:p text:style-name="Preformatted_20_Text"><text:span text:style-name="Source_20_Text">Description=Hostname Info Server</text:span></text:p>
      <text:p text:style-name="Preformatted_20_Text"><text:span text:style-name="Source_20_Text">After=network.target loop.mount</text:span></text:p>
      <text:p text:style-name="Preformatted_20_Text"/>
      <text:p text:style-name="Preformatted_20_Text"><text:span text:style-name="Source_20_Text">[Service]</text:span></text:p>
      <text:p text:style-name="Preformatted_20_Text"><text:span text:style-name="Source_20_Text">ExecStart=/usr/local/bin/hostname-server.sh</text:span></text:p>
      <text:p text:style-name="Preformatted_20_Text"><text:span text:style-name="Source_20_Text">Restart=always</text:span></text:p>
      <text:p text:style-name="Preformatted_20_Text"><text:span text:style-name="Source_20_Text">User=nobody</text:span></text:p>
      <text:p text:style-name="Preformatted_20_Text"><text:span text:style-name="Source_20_Text">Group=nogroup</text:span></text:p>
      <text:p text:style-name="Preformatted_20_Text"><text:span text:style-name="Source_20_Text">StandardInput=null</text:span></text:p>
      <text:p text:style-name="Preformatted_20_Text"/>
      <text:p text:style-name="Preformatted_20_Text"><text:span text:style-name="Source_20_Text">[Install]</text:span></text:p>
      <text:p text:style-name="P3"><text:span text:style-name="Source_20_Text">WantedBy=multi-user.target</text:span></text:p>
      <text:p text:style-name="P9">Explicación:</text:p>
      <text:list text:style-name="L4">
        <text:list-item>
          <text:p text:style-name="P11"><text:span text:style-name="Source_20_Text">After=network.target loop.mount</text:span>: Asegura que el servicio se inicie después de tener red y el directorio montado.</text:p>
        </text:list-item>
        <text:list-item>
          <text:p text:style-name="P11"><text:span text:style-name="Source_20_Text">Restart=always</text:span>: Reinicia el servicio si falla.</text:p>
        </text:list-item>
        <text:list-item>
          <text:p text:style-name="P11"><text:span text:style-name="Source_20_Text">User</text:span> y <text:span text:style-name="Source_20_Text">Group</text:span>: Permisos mínimos.</text:p>
        </text:list-item>
        <text:list-item>
          <text:p text:style-name="P11"><text:span text:style-name="Source_20_Text">StandardInput=null</text:span>: Evita errores si no hay entrada estándar.</text:p>
        </text:list-item>
      </text:list>
      <text:h text:style-name="P2" text:outline-level="3">Habilitar y arrancar el servicio</text:h>
      <text:p text:style-name="P8"/>
      <text:p text:style-name="Preformatted_20_Text"><text:span text:style-name="Source_20_Text">sudo systemctl daemon-reload</text:span></text:p>
      <text:p text:style-name="P3"><text:span text:style-name="Source_20_Text">sudo systemctl enable hostname-server.service --now</text:span></text:p>
      <text:p text:style-name="Horizontal_20_Line"/>
      <text:h text:style-name="P1" text:outline-level="2">Paso 3: Crear el Backup Automático con Timer</text:h>
      <text:h text:style-name="Heading_20_3" text:outline-level="3"><text:span text:style-name="T1">Crear el script de backup </text:span><text:span text:style-name="Source_20_Text"><text:span text:style-name="T1">/usr/local/bin/backup-loop.sh</text:span></text:span></text:h>
      <text:p text:style-name="P8"/>
      <text:p text:style-name="Preformatted_20_Text"><text:soft-page-break/><text:span text:style-name="Source_20_Text">#!/bin/</text:span></text:p>
      <text:p text:style-name="Preformatted_20_Text"/>
      <text:p text:style-name="Preformatted_20_Text"><text:span text:style-name="Source_20_Text">BACKUP_DIR="/backup"</text:span></text:p>
      <text:p text:style-name="Preformatted_20_Text"><text:span text:style-name="Source_20_Text">DATE=$(date +%Y%m%d_%H%M%S)</text:span></text:p>
      <text:p text:style-name="Preformatted_20_Text"><text:span text:style-name="Source_20_Text">ARCHIVE="loop_backup_$DATE.tar.gz"</text:span></text:p>
      <text:p text:style-name="Preformatted_20_Text"/>
      <text:p text:style-name="Preformatted_20_Text"><text:span text:style-name="Source_20_Text">mkdir -p "$BACKUP_DIR"</text:span></text:p>
      <text:p text:style-name="Preformatted_20_Text"/>
      <text:p text:style-name="Preformatted_20_Text"><text:span text:style-name="Source_20_Text">tar -czf "$BACKUP_DIR/$ARCHIVE" -C /loop .</text:span></text:p>
      <text:p text:style-name="P3"><text:span text:style-name="Source_20_Text">echo "Backup completed: $BACKUP_DIR/$ARCHIVE"</text:span></text:p>
      <text:h text:style-name="P2" text:outline-level="3">Dar permisos de ejecución</text:h>
      <text:p text:style-name="P8"/>
      <text:p text:style-name="Preformatted_20_Text"><text:span text:style-name="Source_20_Text">sudo chmod +x /usr/local/bin/backup-loop.sh</text:span></text:p>
      <text:p text:style-name="P3"><text:span text:style-name="Source_20_Text">sudo mkdir /backup</text:span></text:p>
      <text:h text:style-name="Heading_20_3" text:outline-level="3"><text:span text:style-name="T1">Crear el archivo de servicio </text:span><text:span text:style-name="Source_20_Text"><text:span text:style-name="T1">/etc/systemd/system/backup-loop.service</text:span></text:span></text:h>
      <text:p text:style-name="P8"/>
      <text:p text:style-name="Preformatted_20_Text"><text:span text:style-name="Source_20_Text">[Unit]</text:span></text:p>
      <text:p text:style-name="Preformatted_20_Text"><text:span text:style-name="Source_20_Text">Description=Backup /loop directory</text:span></text:p>
      <text:p text:style-name="Preformatted_20_Text"/>
      <text:p text:style-name="Preformatted_20_Text"><text:span text:style-name="Source_20_Text">[Service]</text:span></text:p>
      <text:p text:style-name="Preformatted_20_Text"><text:span text:style-name="Source_20_Text">Type=oneshot</text:span></text:p>
      <text:p text:style-name="P3"><text:span text:style-name="Source_20_Text">ExecStart=/usr/local/bin/backup-loop.sh</text:span></text:p>
      <text:h text:style-name="Heading_20_3" text:outline-level="3"><text:span text:style-name="T1">Crear el archivo de timer </text:span><text:span text:style-name="Source_20_Text"><text:span text:style-name="T1">/etc/systemd/system/backup-loop.timer</text:span></text:span></text:h>
      <text:p text:style-name="P8"/>
      <text:p text:style-name="Preformatted_20_Text"><text:span text:style-name="Source_20_Text">[Unit]</text:span></text:p>
      <text:p text:style-name="Preformatted_20_Text"><text:span text:style-name="Source_20_Text">Description=Run daily backup at 10:30 AM</text:span></text:p>
      <text:p text:style-name="Preformatted_20_Text"/>
      <text:p text:style-name="Preformatted_20_Text"><text:span text:style-name="Source_20_Text">[Timer]</text:span></text:p>
      <text:p text:style-name="Preformatted_20_Text"><text:span text:style-name="Source_20_Text">OnCalendar=*-*-* 10:30:00</text:span></text:p>
      <text:p text:style-name="Preformatted_20_Text"><text:span text:style-name="Source_20_Text">Persistent=true</text:span></text:p>
      <text:p text:style-name="Preformatted_20_Text"><text:span text:style-name="Source_20_Text">Unit=backup-loop.service</text:span></text:p>
      <text:p text:style-name="Preformatted_20_Text"/>
      <text:p text:style-name="Preformatted_20_Text"><text:span text:style-name="Source_20_Text">[Install]</text:span></text:p>
      <text:p text:style-name="P3"><text:span text:style-name="Source_20_Text">WantedBy=timers.target</text:span></text:p>
      <text:p text:style-name="P9">Explicación:</text:p>
      <text:list text:style-name="L5">
        <text:list-item>
          <text:p text:style-name="P12"><text:span text:style-name="Source_20_Text">OnCalendar</text:span>: Programa la tarea diariamente a las 10:30 AM.</text:p>
        </text:list-item>
        <text:list-item>
          <text:p text:style-name="P12"><text:span text:style-name="Source_20_Text">Persistent</text:span>: Si el sistema estaba apagado, ejecutarlo cuando encienda.</text:p>
        </text:list-item>
        <text:list-item>
          <text:p text:style-name="P12"><text:span text:style-name="Source_20_Text">Unit</text:span>: El servicio asociado.</text:p>
        </text:list-item>
      </text:list>
      <text:h text:style-name="P2" text:outline-level="3">Habilitar y arrancar el timer</text:h>
      <text:p text:style-name="P8"/>
      <text:p text:style-name="Preformatted_20_Text"><text:span text:style-name="Source_20_Text">sudo systemctl daemon-reload</text:span></text:p>
      <text:p text:style-name="P3"><text:span text:style-name="Source_20_Text">sudo systemctl enable backup-loop.timer --now</text:span></text:p>
      <text:p text:style-name="Horizontal_20_Line"><text:soft-page-break/></text:p>
      <text:h text:style-name="P1" text:outline-level="2">Verificación</text:h>
      <text:h text:style-name="P2" text:outline-level="3">Comprobar estado del servicio y del timer</text:h>
      <text:p text:style-name="P8"/>
      <text:p text:style-name="Preformatted_20_Text"><text:span text:style-name="Source_20_Text">systemctl status hostname-server.service</text:span></text:p>
      <text:p text:style-name="P3"><text:span text:style-name="Source_20_Text">systemctl status backup-loop.timer</text:span></text:p>
      <text:h text:style-name="P2" text:outline-level="3">Probar conexión al servidor</text:h>
      <text:p text:style-name="Text_20_body">Desde otra máquina o consola:</text:p>
      <text:p text:style-name="P8"/>
      <text:p text:style-name="P3"><text:span text:style-name="Source_20_Text">nc &lt;ip_servidor&gt; 6789</text:span></text:p>
      <text:p text:style-name="Text_20_body">Debe devolver información sobre <text:span text:style-name="Source_20_Text">hostnamectl</text:span>.</text:p>
      <text:p text:style-name="Horizontal_20_Line"/>
      <text:h text:style-name="P1" text:outline-level="2">Resumen de Archivos Creados</text:h>
      <table:table table:name="Tabla1" table:style-name="Tabla1">
        <table:table-column table:style-name="Tabla1.A"/>
        <table:table-column table:style-name="Tabla1.B"/>
        <table:table-column table:style-name="Tabla1.C"/>
        <table:table-header-rows>
          <table:table-row>
            <table:table-cell table:style-name="Tabla1.A1" office:value-type="string">
              <text:p text:style-name="P4">Archivo</text:p>
            </table:table-cell>
            <table:table-cell table:style-name="Tabla1.A1" office:value-type="string">
              <text:p text:style-name="P4">Tipo</text:p>
            </table:table-cell>
            <table:table-cell table:style-name="Tabla1.A1" office:value-type="string">
              <text:p text:style-name="P4">Descripción</text:p>
            </table:table-cell>
          </table:table-row>
        </table:table-header-rows>
        <table:table-row>
          <table:table-cell table:style-name="Tabla1.A1" office:value-type="string">
            <text:p text:style-name="P4"><text:span text:style-name="Source_20_Text">/opt/loop.img</text:span></text:p>
          </table:table-cell>
          <table:table-cell table:style-name="Tabla1.A1" office:value-type="string">
            <text:p text:style-name="P4">Imagen</text:p>
          </table:table-cell>
          <table:table-cell table:style-name="Tabla1.A1" office:value-type="string">
            <text:p text:style-name="P4">Fichero de sistema de archivos</text:p>
          </table:table-cell>
        </table:table-row>
        <table:table-row>
          <table:table-cell table:style-name="Tabla1.A1" office:value-type="string">
            <text:p text:style-name="P4"><text:span text:style-name="Source_20_Text">/etc/systemd/system/loop.mount</text:span></text:p>
          </table:table-cell>
          <table:table-cell table:style-name="Tabla1.A1" office:value-type="string">
            <text:p text:style-name="P4">Unit</text:p>
          </table:table-cell>
          <table:table-cell table:style-name="Tabla1.A1" office:value-type="string">
            <text:p text:style-name="P4">Montaje automático en <text:span text:style-name="Source_20_Text">/loop</text:span></text:p>
          </table:table-cell>
        </table:table-row>
        <table:table-row>
          <table:table-cell table:style-name="Tabla1.A1" office:value-type="string">
            <text:p text:style-name="P4"><text:span text:style-name="Source_20_Text">/usr/local/bin/hostname-server.sh</text:span></text:p>
          </table:table-cell>
          <table:table-cell table:style-name="Tabla1.A1" office:value-type="string">
            <text:p text:style-name="P4">Script</text:p>
          </table:table-cell>
          <table:table-cell table:style-name="Tabla1.A1" office:value-type="string">
            <text:p text:style-name="P4">Sirve info de hostname por ncat</text:p>
          </table:table-cell>
        </table:table-row>
        <table:table-row>
          <table:table-cell table:style-name="Tabla1.A1" office:value-type="string">
            <text:p text:style-name="P4"><text:span text:style-name="Source_20_Text">/etc/systemd/system/hostname-server.service</text:span></text:p>
          </table:table-cell>
          <table:table-cell table:style-name="Tabla1.A1" office:value-type="string">
            <text:p text:style-name="P4">Service</text:p>
          </table:table-cell>
          <table:table-cell table:style-name="Tabla1.A1" office:value-type="string">
            <text:p text:style-name="P4">Controla el servidor de hostname</text:p>
          </table:table-cell>
        </table:table-row>
        <table:table-row>
          <table:table-cell table:style-name="Tabla1.A1" office:value-type="string">
            <text:p text:style-name="P4"><text:span text:style-name="Source_20_Text">/usr/local/bin/backup-loop.sh</text:span></text:p>
          </table:table-cell>
          <table:table-cell table:style-name="Tabla1.A1" office:value-type="string">
            <text:p text:style-name="P4">Script</text:p>
          </table:table-cell>
          <table:table-cell table:style-name="Tabla1.A1" office:value-type="string">
            <text:p text:style-name="P4">Hace copia de seguridad del directorio</text:p>
          </table:table-cell>
        </table:table-row>
        <table:table-row>
          <table:table-cell table:style-name="Tabla1.A1" office:value-type="string">
            <text:p text:style-name="P4"><text:span text:style-name="Source_20_Text">/etc/systemd/system/backup-loop.service</text:span></text:p>
          </table:table-cell>
          <table:table-cell table:style-name="Tabla1.A1" office:value-type="string">
            <text:p text:style-name="P4">Service</text:p>
          </table:table-cell>
          <table:table-cell table:style-name="Tabla1.A1" office:value-type="string">
            <text:p text:style-name="P4">Ejecuta el script de backup</text:p>
          </table:table-cell>
        </table:table-row>
        <table:table-row>
          <table:table-cell table:style-name="Tabla1.A1" office:value-type="string">
            <text:p text:style-name="P4"><text:span text:style-name="Source_20_Text">/etc/systemd/system/backup-loop.timer</text:span></text:p>
          </table:table-cell>
          <table:table-cell table:style-name="Tabla1.A1" office:value-type="string">
            <text:p text:style-name="P4">Timer</text:p>
          </table:table-cell>
          <table:table-cell table:style-name="Tabla1.A1" office:value-type="string">
            <text:p text:style-name="P4">Programa el backup diario a las 10:30 AM</text:p>
          </table:table-cell>
        </table:table-row>
      </table:table>
      <text:p text:style-name="P7">Exportar a Hojas de cálculo</text:p>
      <text:p text:style-name="Horizontal_20_Line"/>
      <text:h text:style-name="P1" text:outline-level="2">Conclusión</text:h>
      <text:p text:style-name="Text_20_body">Este ejercicio muestra cómo utilizar las funcionalidades avanzadas de <text:span text:style-name="Source_20_Text">systemd</text:span> para:</text:p>
      <text:list text:style-name="L6">
        <text:list-item>
          <text:p text:style-name="P13"><text:soft-page-break/>Gestionar puntos de montaje personalizados.</text:p>
        </text:list-item>
        <text:list-item>
          <text:p text:style-name="P13">Crear servidores simples con herramientas como <text:span text:style-name="Source_20_Text">ncat</text:span>.</text:p>
        </text:list-item>
        <text:list-item>
          <text:p text:style-name="P13">Automatizar tareas periódicas con <text:span text:style-name="Source_20_Text">timer</text:span>.</text:p>
        </text:list-item>
      </text:list>
      <text:p text:style-name="Text_20_body">Con este tipo de configuraciones, puedes automatizar gran parte del mantenimiento y control de tu sistema Linux de manera robusta y segura.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1" style:font-family-complex="'Noto San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1" style:font-family-complex="'Noto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1" style:font-family-complex="'Noto Sans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30T19:13:29.521607106</meta:creation-date>
    <dc:date>2025-06-30T19:38:48.083960592</dc:date>
    <meta:editing-duration>PT25M18S</meta:editing-duration>
    <meta:editing-cycles>2</meta:editing-cycles>
    <meta:generator>LibreOffice/24.2.2.2$Linux_X86_64 LibreOffice_project/d56cc158d8a96260b836f100ef4b4ef25d6f1a01</meta:generator>
    <meta:document-statistic meta:table-count="1" meta:image-count="0" meta:object-count="0" meta:page-count="6" meta:paragraph-count="145" meta:word-count="718" meta:character-count="5410" meta:non-whitespace-character-count="4857"/>
  </office:meta>
</office:document-meta>
</file>